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name-asian="Segoe UI" style:font-size-asian="10pt" style:font-style-asian="italic" style:font-weight-asian="normal" style:font-name-complex="Segoe UI" style:font-size-complex="10pt" style:font-style-complex="italic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 Semibold" fo:font-size="26pt" fo:font-style="italic" fo:text-shadow="none" fo:font-weight="normal" style:font-name-asian="Segoe UI" style:font-size-asian="10pt" style:font-style-asian="italic" style:font-weight-asian="normal" style:font-name-complex="Segoe UI" style:font-size-complex="10pt" style:font-style-complex="italic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style:paragraph-properties fo:margin-left="0.318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000000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text-position="33% 58%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10" style:family="text">
      <style:text-properties fo:color="#000000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11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876cm" svg:height="3.063cm" svg:x="2.286cm" svg:y="0.508cm">
          <draw:text-box>
            <text:p text:style-name="P1"><text:span text:style-name="T1">OLD TESTAMENT</text:span></text:p>
            <text:p text:style-name="P1"><text:span text:style-name="T2">Amos 7:7–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3.876cm" svg:height="6.263cm" svg:x="2.032cm" svg:y="0.762cm">
          <draw:text-box>
            <text:p text:style-name="P4"><text:span text:style-name="T3">7</text:span><text:span text:style-name="T4">This is what [the Lord God] showed me: behold, the Lord was standing beside a wall built with a plumb line, with a plumb line in his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7" draw:layer="layout" svg:width="24.384cm" svg:height="7.978cm" svg:x="2.032cm" svg:y="0.912cm">
          <draw:text-box>
            <text:p text:style-name="P4"><text:span text:style-name="T5">8</text:span><text:span text:style-name="T6">And the LORD said to me, “Amos, what do you see?” And I said, “A plumb line.”</text:span></text:p>
            <text:p text:style-name="P4"><text:span text:style-name="T6">Then the Lord said, </text:span><text:span text:style-name="T4">“Behold, I am setting a plumb line in the midst of my people Israel; I will never again pass by them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8" draw:layer="layout" svg:width="24.288cm" svg:height="6.636cm" svg:x="1.62cm" svg:y="0.73cm">
          <draw:text-box>
            <text:p text:style-name="P4"><text:span text:style-name="T5">9</text:span><text:span text:style-name="T6">the high places of Isaac shall be made <text:s/>desolate, </text:span><text:span text:style-name="T7">and the sanctuaries of Israel shall be laid waste, and I will rise against the house of Jeroboam with the sword.” </text:span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8" draw:layer="layout" svg:width="24.13cm" svg:height="7.766cm" svg:x="1.778cm" svg:y="0.87cm">
          <draw:text-box>
            <text:p text:style-name="P9"><text:span text:style-name="T5">10 </text:span><text:span text:style-name="T6">Then Amaziah the priest of Bethel sent to Jeroboam king of Israel, saying, </text:span><text:span text:style-name="T4">“Amos has conspired against you in the midst of the house of Israel. The land is not able to bear all his wor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7" draw:text-style-name="P11" draw:layer="layout" svg:width="23.622cm" svg:height="6.475cm" svg:x="2.286cm" svg:y="0.891cm">
          <draw:text-box>
            <text:p text:style-name="P4"><text:span text:style-name="T9">11</text:span><text:span text:style-name="T10"> For thus Amos has said,</text:span></text:p>
            <text:p text:style-name="P9"><text:span text:style-name="T10"><text:s text:c="5"/>“‘</text:span><text:span text:style-name="T10">Jeroboam shall die by the sword,</text:span></text:p>
            <text:p text:style-name="P10"><text:span text:style-name="T10"><text:s text:c="4"/></text:span><text:span text:style-name="T10">and Israel must go into exile</text:span></text:p>
            <text:p text:style-name="P10"><text:span text:style-name="T10"><text:s text:c="4"/></text:span><text:span text:style-name="T10">away from his land.’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6" draw:text-style-name="P12" draw:layer="layout" svg:width="24.892cm" svg:height="7.766cm" svg:x="1.778cm" svg:y="0.616cm">
          <draw:text-box>
            <text:p text:style-name="P4"><text:span text:style-name="T3">12</text:span><text:span text:style-name="T4">And Amaziah said to Amos, “O seer, go, flee away to the land of Judah, and eat bread there, and prophesy there, </text:span><text:span text:style-name="T3">13</text:span><text:span text:style-name="T4">but never again prophesy at Bethel, for it is the king’s sanctuary, and it is a temple of the kingdo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8" draw:text-style-name="P13" draw:layer="layout" svg:width="24.892cm" svg:height="4.826cm" svg:x="1.524cm" svg:y="0.762cm">
          <draw:text-box>
            <text:p text:style-name="P9"><text:span text:style-name="T3">14</text:span><text:span text:style-name="T4">Then Amos answered and said to Amaziah, “I was no prophet, nor a prophet’s son, but I was a herdsman and a dresser of sycamore fi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Hymn_25_20template" presentation:presentation-page-layout-name="AL1T0">
        <draw:frame draw:style-name="gr9" draw:text-style-name="P13" draw:layer="layout" svg:width="24.892cm" svg:height="4.76cm" svg:x="1.524cm" svg:y="0.762cm">
          <draw:text-box>
            <text:p text:style-name="P9"><text:span text:style-name="T11">15</text:span><text:span text:style-name="T4">But the LORD took me from following the flock, and the LORD said to me, ‘Go, prophesy to my people Israel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0:51:10.011000000</meta:creation-date>
    <dc:title>Hymn template</dc:title>
    <meta:editing-duration>PT17M21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7-11T22:46:56.441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07-11T10:51:09.590000000"/>
  </office:meta>
</office:document-meta>
</file>